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66284"/>
    </style:style>
    <style:style style:name="P2" style:family="paragraph" style:parent-style-name="Standard">
      <style:text-properties officeooo:rsid="0009b7fd" officeooo:paragraph-rsid="0009b7fd"/>
    </style:style>
    <style:style style:name="P3" style:family="paragraph" style:parent-style-name="Standard">
      <style:text-properties officeooo:rsid="000b9ea5" officeooo:paragraph-rsid="000b9ea5"/>
    </style:style>
    <style:style style:name="P4" style:family="paragraph" style:parent-style-name="Standard">
      <style:text-properties officeooo:rsid="000d28ce" officeooo:paragraph-rsid="000d28ce"/>
    </style:style>
    <style:style style:name="P5" style:family="paragraph" style:parent-style-name="Standard">
      <style:text-properties fo:color="#ffffff" style:font-name="Loma" officeooo:rsid="00093078" officeooo:paragraph-rsid="00093078" fo:background-color="#ff0000"/>
    </style:style>
    <style:style style:name="P6" style:family="paragraph" style:parent-style-name="Standard">
      <style:text-properties officeooo:rsid="0012f60e" officeooo:paragraph-rsid="0012f60e"/>
    </style:style>
    <style:style style:name="P7" style:family="paragraph" style:parent-style-name="Standard">
      <style:text-properties officeooo:rsid="00066284" officeooo:paragraph-rsid="00066284"/>
    </style:style>
    <style:style style:name="P8" style:family="paragraph" style:parent-style-name="Standard">
      <style:text-properties officeooo:rsid="001792cf" officeooo:paragraph-rsid="001792cf"/>
    </style:style>
    <style:style style:name="P9" style:family="paragraph" style:parent-style-name="Standard">
      <style:text-properties officeooo:rsid="0017c2b1" officeooo:paragraph-rsid="0017c2b1"/>
    </style:style>
    <style:style style:name="P10" style:family="paragraph" style:parent-style-name="Standard">
      <style:text-properties officeooo:rsid="00198aca" officeooo:paragraph-rsid="00198aca"/>
    </style:style>
    <style:style style:name="P11" style:family="paragraph" style:parent-style-name="Standard">
      <style:text-properties officeooo:rsid="00198aca" officeooo:paragraph-rsid="00198aca" fo:background-color="#ffff99"/>
    </style:style>
    <style:style style:name="T1" style:family="text">
      <style:text-properties officeooo:rsid="0011c69d"/>
    </style:style>
    <style:style style:name="T2" style:family="text">
      <style:text-properties officeooo:rsid="001514c3"/>
    </style:style>
    <style:style style:name="T3" style:family="text">
      <style:text-properties officeooo:rsid="00163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BAE SYSTEMS </text:p>
      <text:p text:style-name="P2">COMPILATION/<text:span text:style-name="T2">DIAGNOSIS</text:span> NOTE</text:p>
      <text:p text:style-name="P1"/>
      <text:p text:style-name="P3">PROJECT: <text:span text:style-name="T3">Re-installation of Gazebo</text:span></text:p>
      <text:p text:style-name="P4"><text:span text:style-name="T1">FROM </text:span>DATE: <text:span text:style-name="T3">11/8/17</text:span></text:p>
      <text:p text:style-name="P4"/>
      <text:p text:style-name="P6">DESCRIPTIONS:</text:p>
      <text:p text:style-name="P8"/>
      <text:p text:style-name="P8">1. Gazebo and ROS are 2 entities – deleting ROS would not automatically remove Gazebo.</text:p>
      <text:p text:style-name="P8"/>
      <text:p text:style-name="P8">2. Gazebo cannot be cleanly uninstalled with the cmds:</text:p>
      <text:p text:style-name="P8"><text:tab/>apt-get remove gazebo2* </text:p>
      <text:p text:style-name="P8"><text:tab/>apt-get autoremove</text:p>
      <text:p text:style-name="P8"/>
      <text:p text:style-name="P8">3. To clean the residuals of Gazebo, we need to manually find the files and paths that are created by Gazebo – usually with the characters “gazebo” or “gz” in it. To do that, we need to use the find cmd:</text:p>
      <text:p text:style-name="P8"><text:s/><text:tab/>sudo find . -name "gazebo*" -or -name "gz*" -and -not -name "gzip" &gt;&gt; ~/1.txt</text:p>
      <text:p text:style-name="P9">This command will also output the result into a file 1.txt.</text:p>
      <text:p text:style-name="P9"/>
      <text:p text:style-name="P9">Then use this command to delete the files listed in the above file:</text:p>
      <text:p text:style-name="P9"><text:tab/>sudo xargs rm -f &lt; 1.txt</text:p>
      <text:p text:style-name="P1"/>
      <text:p text:style-name="P10">4. To learn more about the usage of</text:p>
      <text:p text:style-name="P11">egrep</text:p>
      <text:p text:style-name="P10"/>
      <text:p text:style-name="P10">Please google it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8-11T17:16:46.462244450</dc:date>
    <meta:editing-duration>PT6M36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36" meta:character-count="779" meta:non-whitespace-character-count="650"/>
  </office:meta>
</office:document-meta>
</file>